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202" officeooo:paragraph-rsid="00189202"/>
    </style:style>
    <style:style style:name="P2" style:family="paragraph" style:parent-style-name="Standard">
      <style:text-properties officeooo:rsid="001ad2b2" officeooo:paragraph-rsid="001c267d"/>
    </style:style>
    <style:style style:name="P3" style:family="paragraph" style:parent-style-name="Standard">
      <style:text-properties fo:font-style="italic" officeooo:rsid="001a22ce" officeooo:paragraph-rsid="00189202" style:font-style-asian="italic" style:font-style-complex="italic"/>
    </style:style>
    <style:style style:name="P4" style:family="paragraph" style:parent-style-name="Standard">
      <style:text-properties fo:font-style="italic" officeooo:rsid="001ad2b2" officeooo:paragraph-rsid="001ad2b2" style:font-style-asian="italic" style:font-style-complex="italic"/>
    </style:style>
    <style:style style:name="P5" style:family="paragraph" style:parent-style-name="Standard">
      <style:text-properties fo:font-style="italic" officeooo:rsid="001c267d" officeooo:paragraph-rsid="001c267d" style:font-style-asian="italic" style:font-style-complex="italic"/>
    </style:style>
    <style:style style:name="P6" style:family="paragraph" style:parent-style-name="Standard">
      <style:text-properties fo:font-style="italic" officeooo:rsid="00222523" officeooo:paragraph-rsid="00222523" style:font-style-asian="italic" style:font-style-complex="italic"/>
    </style:style>
    <style:style style:name="P7" style:family="paragraph" style:parent-style-name="Text_20_body">
      <style:text-properties fo:font-style="italic" officeooo:rsid="001c267d" officeooo:paragraph-rsid="00222523" style:font-style-asian="italic" style:font-style-complex="italic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officeooo:paragraph-rsid="0023f8dc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tyle="italic" officeooo:rsid="002a1028" officeooo:paragraph-rsid="002a1028" style:font-style-asian="italic" style:font-style-complex="italic"/>
    </style:style>
    <style:style style:name="P10" style:family="paragraph" style:parent-style-name="Standard">
      <style:text-properties officeooo:rsid="00189202" officeooo:paragraph-rsid="00189202"/>
    </style:style>
    <style:style style:name="P11" style:family="paragraph" style:parent-style-name="Standard">
      <style:text-properties officeooo:rsid="00189202" officeooo:paragraph-rsid="00307680"/>
    </style:style>
    <style:style style:name="P12" style:family="paragraph" style:parent-style-name="Standard">
      <style:text-properties officeooo:rsid="00307680" officeooo:paragraph-rsid="00307680"/>
    </style:style>
    <style:style style:name="P13" style:family="paragraph" style:parent-style-name="Standard">
      <style:text-properties officeooo:paragraph-rsid="001a22ce"/>
    </style:style>
    <style:style style:name="P14" style:family="paragraph" style:parent-style-name="Standard">
      <style:text-properties fo:font-style="italic" officeooo:rsid="001c267d" officeooo:paragraph-rsid="00222523" style:font-style-asian="italic" style:font-style-complex="italic"/>
    </style:style>
    <style:style style:name="P15" style:family="paragraph" style:parent-style-name="Standard">
      <style:text-properties fo:font-style="italic" officeooo:rsid="001ad2b2" officeooo:paragraph-rsid="001ad2b2" style:font-style-asian="italic" style:font-style-complex="italic"/>
    </style:style>
    <style:style style:name="P16" style:family="paragraph" style:parent-style-name="Standard">
      <style:text-properties fo:font-style="italic" officeooo:rsid="001ad2b2" officeooo:paragraph-rsid="0032243b" style:font-style-asian="italic" style:font-style-complex="italic"/>
    </style:style>
    <style:style style:name="P17" style:family="paragraph" style:parent-style-name="Standard">
      <style:text-properties fo:font-style="italic" fo:font-weight="bold" officeooo:rsid="001ad2b2" officeooo:paragraph-rsid="0032243b" style:font-style-asian="italic" style:font-weight-asian="bold" style:font-style-complex="italic" style:font-weight-complex="bold"/>
    </style:style>
    <style:style style:name="P18" style:family="paragraph" style:parent-style-name="Standard">
      <style:text-properties officeooo:rsid="001c267d" officeooo:paragraph-rsid="00307680"/>
    </style:style>
    <style:style style:name="P19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32243b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style="italic" officeooo:rsid="002a1028" officeooo:paragraph-rsid="002a1028" style:font-style-asian="italic" style:font-style-complex="itali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style="italic" officeooo:rsid="001c267d" officeooo:paragraph-rsid="00307680" style:font-style-asian="italic" style:font-style-complex="italic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style="italic" officeooo:rsid="001c267d" officeooo:paragraph-rsid="0032243b" style:font-style-asian="italic" style:font-style-complex="italic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style="italic" officeooo:rsid="0032243b" officeooo:paragraph-rsid="0032243b" style:font-style-asian="italic" style:font-style-complex="italic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paragraph-rsid="0023f8dc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32243b" officeooo:paragraph-rsid="0032243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22ce" style:font-style-asian="italic" style:font-style-complex="italic"/>
    </style:style>
    <style:style style:name="T3" style:family="text">
      <style:text-properties fo:font-style="italic" officeooo:rsid="001ad2b2" style:font-style-asian="italic" style:font-style-complex="italic"/>
    </style:style>
    <style:style style:name="T4" style:family="text">
      <style:text-properties fo:font-style="italic" officeooo:rsid="001c267d" style:font-style-asian="italic" style:font-style-complex="italic"/>
    </style:style>
    <style:style style:name="T5" style:family="text">
      <style:text-properties fo:font-style="italic" officeooo:rsid="0032243b" style:font-style-asian="italic" style:font-style-complex="italic"/>
    </style:style>
    <style:style style:name="T6" style:family="text">
      <style:text-properties fo:font-style="italic" fo:font-weight="bold" officeooo:rsid="0032243b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24292f" style:font-name="ui-monospace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24292f" style:font-name="ui-monospace" fo:font-size="9.75pt" fo:letter-spacing="normal" fo:font-style="normal" fo:font-weight="normal" officeooo:rsid="00227e1f" loext:padding="0cm" loext:border="none"/>
    </style:style>
    <style:style style:name="T9" style:family="text">
      <style:text-properties fo:font-variant="normal" fo:text-transform="none" fo:color="#24292f" style:font-name="ui-monospace" fo:font-size="9.75pt" fo:letter-spacing="normal" fo:font-style="normal" fo:font-weight="bold" officeooo:rsid="0032243b" style:font-weight-asian="bold" style:font-weight-complex="bold" loext:padding="0cm" loext:border="none"/>
    </style:style>
    <style:style style:name="T10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11" style:family="text">
      <style:text-properties officeooo:rsid="0023f8dc"/>
    </style:style>
    <style:style style:name="T12" style:family="text">
      <style:text-properties fo:color="#567482" style:font-name="Consolas" fo:letter-spacing="normal" fo:font-style="italic" officeooo:rsid="001c267d" fo:background-color="transparent" loext:char-shading-value="0" style:font-style-asian="italic" style:font-style-complex="italic" loext:padding="0cm" loext:border="none"/>
    </style:style>
    <style:style style:name="T13" style:family="text">
      <style:text-properties fo:color="#567482" style:font-name="Consolas" fo:letter-spacing="normal" fo:font-style="italic" officeooo:rsid="0023f8dc" fo:background-color="transparent" loext:char-shading-value="0" style:font-style-asian="italic" style:font-style-complex="italic" loext:padding="0cm" loext:border="none"/>
    </style:style>
    <style:style style:name="T14" style:family="text">
      <style:text-properties fo:color="#000000" style:font-name="Consolas" fo:letter-spacing="normal" fo:font-style="italic" fo:font-weight="bold" officeooo:rsid="001c267d" fo:background-color="transparent" loext:char-shading-value="0" style:font-style-asian="italic" style:font-style-complex="italic" loext:padding="0cm" loext:border="none"/>
    </style:style>
    <style:style style:name="T15" style:family="text">
      <style:text-properties officeooo:rsid="002656d1"/>
    </style:style>
    <style:style style:name="T16" style:family="text">
      <style:text-properties officeooo:rsid="00307680"/>
    </style:style>
    <style:style style:name="T17" style:family="text">
      <style:text-properties officeooo:rsid="0032243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3f8dc" style:font-weight-asian="bold" style:font-weight-complex="bold"/>
    </style:style>
    <style:style style:name="T20" style:family="text">
      <style:text-properties fo:font-weight="bold" officeooo:rsid="0030768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Vinebot run instruction:</text:p>
      <text:p text:style-name="P1"/>
      <text:p text:style-name="P12">switch on the laptop with ubuntu 20.04 and launch files of the vinebotand rtabmap</text:p>
      <text:p text:style-name="P1"/>
      <text:p text:style-name="P11">1. Connect the main power supply of the Vinebot using the red connector, <text:span text:style-name="T16">connect the usb of the vinebot to the usb of the PC.</text:span><text:line-break/><text:line-break/>2. <text:span text:style-name="T19">rgbd cam <text:s/></text:span><text:span text:style-name="T20">mapping </text:span><text:span text:style-name="T19">instructions</text:span><text:span text:style-name="T20">(switch on mapping node)</text:span></text:p>
      <text:p text:style-name="P22"/>
      <text:p text:style-name="P22">roslaunch realsense2_camera opensource_tracking_<text:span text:style-name="T15">vinebot</text:span>.launch</text:p>
      <text:p text:style-name="P18"><text:span text:style-name="T1"><text:line-break/></text:span><text:span text:style-name="T6"> vinebot launch files</text:span></text:p>
      <text:p text:style-name="P3"/>
      <text:p text:style-name="P13"><text:span text:style-name="T5">3.</text:span><text:span text:style-name="T2"> </text:span><text:span text:style-name="T3">Run the ROS Master on your current terminal using the command below, which will launch the Vinebot ROS software on your </text:span><text:span text:style-name="T5">laptop</text:span></text:p>
      <text:p text:style-name="P4"/>
      <text:p text:style-name="P4">roslaunch roboteq_control bringup.launch </text:p>
      <text:p text:style-name="P16"><text:s/></text:p>
      <text:p text:style-name="P17"><text:span text:style-name="T17">4. <text:s/>control with joystick: </text:span></text:p>
      <text:p text:style-name="P2"><text:span text:style-name="T1">6. </text:span><text:span text:style-name="T4">In order to connect the PS4 joystick use the following instruction: <text:line-break/><text:tab/>6.1. Connect you joystick to your computer through the Bluetooth connection.<text:line-break/><text:tab/>6.2. Open new terminal and run su root: <text:line-break/><text:tab/><text:tab/>$sudo su root<text:line-break/><text:tab/>6.3. Once you have sudo access, run the following ds4drv driver:<text:line-break/><text:tab/><text:tab/>$ds4drv --hidraw</text:span></text:p>
      <text:p text:style-name="P5"><text:tab/>6.4. If you have done all steps up to this, you should see the created joystick controller on <text:tab/>your terminal. (ex. Created devices /dev/input/js1 (joystick) /dev/input/event16 (evdev)). If <text:tab/>you see this message, you are ready to launch ROS driver to send the joystick values to <text:tab/>corresponding topics to control the Vinebot remotely. </text:p>
      <text:p text:style-name="P14"/>
      <text:p text:style-name="P6">alternative ps4 approach</text:p>
      <text:p text:style-name="P7"><text:span text:style-name="Source_20_Text"><text:span text:style-name="T7">$ds4drv</text:span></text:span><text:span text:style-name="T10"> if it is not running already.</text:span></text:p>
      <text:list xml:id="list227442827" text:style-name="L1">
        <text:list-item>
          <text:p text:style-name="P19"><text:span text:style-name="Source_20_Text"><text:span text:style-name="T7"><text:s text:c="3"/>rosparam set joy_node/dev "/dev/input/js</text:span></text:span><text:span text:style-name="Source_20_Text"><text:span text:style-name="T8">1</text:span></text:span><text:span text:style-name="Source_20_Text"><text:span text:style-name="T7">"</text:span></text:span></text:p>
        </text:list-item>
        <text:list-item>
          <text:p text:style-name="P19"><text:span text:style-name="Source_20_Text"><text:span text:style-name="T7"><text:s text:c="4"/>rosrun joy joy_node</text:span></text:span></text:p>
        </text:list-item>
        <text:list-item>
          <text:p text:style-name="P19"><text:span text:style-name="Source_20_Text"><text:span text:style-name="T7"><text:s text:c="3"/>rosrun ps4_ros ps4_ros</text:span></text:span></text:p>
        </text:list-item>
      </text:list>
      <text:p text:style-name="P20"><text:span text:style-name="Source_20_Text"><text:span text:style-name="T9">note: before moving the vinebot, calibrate the joystick and release the emergency stop (check both switches) </text:span></text:span></text:p>
      <text:p text:style-name="P25"><text:bookmark text:name="user-content-roslaunch"/><text:line-break/><text:span text:style-name="T11">rgbd </text:span><text:span text:style-name="T17">saving</text:span><text:span text:style-name="T11"> instructions</text:span></text:p>
      <text:p text:style-name="P26">after mapping is completed </text:p>
      <text:p text:style-name="P8"><text:span text:style-name="Source_20_Text"><text:span text:style-name="T12">rosrun pcl_ros pointcloud_to_pcd input:</text:span></text:span><text:span text:style-name="Source_20_Text"><text:span text:style-name="T14">=</text:span></text:span><text:span text:style-name="Source_20_Text"><text:span text:style-name="T12">/rtabmap/cloud_map</text:span></text:span></text:p>
      <text:p text:style-name="P8"><text:span text:style-name="Source_20_Text"><text:span text:style-name="T13">r</text:span></text:span><text:span text:style-name="Source_20_Text"><text:span text:style-name="T12">osrun map_server map_saver map:</text:span></text:span><text:span text:style-name="Source_20_Text"><text:span text:style-name="T14">=</text:span></text:span><text:span text:style-name="Source_20_Text"><text:span text:style-name="T12">/rtabmap/proj_map</text:span></text:span></text:p>
      <text:p text:style-name="P9"/>
      <text:p text:style-name="P24">saving the db file in a new folder </text:p>
      <text:p text:style-name="P24">location if the db file : .ros/rtabmap.db</text:p>
      <text:p text:style-name="P24">save the map files in a new directory</text:p>
      <text:p text:style-name="P24"><text:soft-page-break/>for LOCALIZATION</text:p>
      <text:p text:style-name="P23">roslaunch realsense2_camera opensource_tracking_<text:span text:style-name="T15">vinebot_</text:span><text:span text:style-name="T17">localization</text:span>.launch</text:p>
      <text:p text:style-name="P23">roslaunch realsense2_camera opensource_tracking_<text:span text:style-name="T15">vinebot_</text:span><text:span text:style-name="T17">localization_rtabrviz</text:span>.launch</text:p>
      <text:p text:style-name="P9"/>
      <text:p text:style-name="P9"/>
      <text:p text:style-name="P9"/>
      <text:p text:style-name="P9">livox mapping</text:p>
      <text:p text:style-name="P9">roslaunch livox_mapping mapping_mid.launch</text:p>
      <text:p text:style-name="P9">roslaunch livox_ros_driver livox_lidar.launch 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1T14:55:00.747743469</meta:creation-date>
    <dc:date>2023-03-06T11:15:50.976438516</dc:date>
    <meta:editing-duration>PT3H52M23S</meta:editing-duration>
    <meta:editing-cycles>11</meta:editing-cycles>
    <meta:generator>LibreOffice/6.4.7.2$Linux_X86_64 LibreOffice_project/40$Build-2</meta:generator>
    <meta:print-date>2023-02-06T13:42:59.908825022</meta:print-date>
    <meta:document-statistic meta:table-count="0" meta:image-count="0" meta:object-count="0" meta:page-count="2" meta:paragraph-count="30" meta:word-count="279" meta:character-count="2015" meta:non-whitespace-character-count="1732"/>
  </office:meta>
</office:document-meta>
</file>